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7" style:family="paragraph" style:parent-style-name="Table_20_Contents">
      <style:text-properties style:font-name="ＭＳ Ｐゴシック" style:font-name-asian="ＭＳ Ｐゴシック"/>
    </style:style>
    <style:style style:name="P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96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 style:list-style-name="L96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 style:list-style-name="L9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3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5" style:family="paragraph" style:parent-style-name="Table_20_Contents">
      <style:text-properties style:font-name="ＭＳ Ｐゴシック" style:font-name-asian="ＭＳ Ｐゴシック"/>
    </style:style>
    <style:style style:name="P13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7">1</text:p>
          </table:table-cell>
          <table:table-cell table:style-name="表21.B1" office:value-type="string">
            <text:p text:style-name="P7">現場</text:p>
          </table:table-cell>
          <table:table-cell table:style-name="表21.C1" office:value-type="string">
            <text:p text:style-name="P10">特養ホーム　和光園</text:p>
          </table:table-cell>
        </table:table-row>
        <table:table-row>
          <table:table-cell table:style-name="表21.A2" office:value-type="float" office:value="2">
            <text:p text:style-name="P7">2</text:p>
          </table:table-cell>
          <table:table-cell table:style-name="表21.B2" office:value-type="string">
            <text:p text:style-name="P7">天気</text:p>
          </table:table-cell>
          <table:table-cell table:style-name="表21.C2" office:value-type="string">
            <text:p text:style-name="P10">晴れ。구름, 있음.</text:p>
          </table:table-cell>
        </table:table-row>
        <table:table-row>
          <table:table-cell table:style-name="表21.A2" office:value-type="float" office:value="3">
            <text:p text:style-name="P7">3</text:p>
          </table:table-cell>
          <table:table-cell table:style-name="表21.B2" office:value-type="string">
            <text:p text:style-name="P7">最寄り</text:p>
          </table:table-cell>
          <table:table-cell table:style-name="表21.C2" office:value-type="string">
            <text:p text:style-name="P10">牛込柳町역</text:p>
          </table:table-cell>
        </table:table-row>
        <table:table-row>
          <table:table-cell table:style-name="表21.B2" office:value-type="string">
            <text:p text:style-name="P7">3-2</text:p>
            <text:p text:style-name="P7"/>
          </table:table-cell>
          <table:table-cell table:style-name="表21.B2" office:value-type="string">
            <text:p text:style-name="P8">開始／終了時刻</text:p>
          </table:table-cell>
          <table:table-cell table:style-name="表21.C2" office:value-type="string">
            <text:list xml:id="list6649048288173140277" text:style-name="L1">
              <text:list-item>
                <text:p text:style-name="P24">開始 <text:s/>：　１０：１０무렵</text:p>
              </text:list-item>
              <text:list-item>
                <text:p text:style-name="P24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7">4</text:p>
          </table:table-cell>
          <table:table-cell table:style-name="表21.B2" office:value-type="string">
            <text:p text:style-name="P7">他職：ポンプ</text:p>
          </table:table-cell>
          <table:table-cell table:style-name="表21.C2" office:value-type="string">
            <text:list xml:id="list4289533734047363372" text:style-name="L2">
              <text:list-item>
                <text:p text:style-name="P25">足立工業。세 사람. </text:p>
              </text:list-item>
              <text:list-item>
                <text:p text:style-name="P25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5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5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7">5</text:p>
          </table:table-cell>
          <table:table-cell table:style-name="表21.B2" office:value-type="string">
            <text:p text:style-name="P7">他職：土工さん</text:p>
          </table:table-cell>
          <table:table-cell table:style-name="表21.C2" office:value-type="string">
            <text:list xml:id="list3573114842185973650" text:style-name="L3">
              <text:list-item>
                <text:p text:style-name="P26">바이브는 세 사람으로 했었다. 제일 마지막, 슬라브를 칠 때가 되어, 두 사람으로 했다.</text:p>
              </text:list-item>
              <text:list-item>
                <text:p text:style-name="P26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7">6</text:p>
          </table:table-cell>
          <table:table-cell table:style-name="表21.B2" office:value-type="string">
            <text:p text:style-name="P7">他職：電気屋さんの相番の人</text:p>
          </table:table-cell>
          <table:table-cell table:style-name="表21.C2" office:value-type="string">
            <text:list xml:id="list1366111657445033139" text:style-name="L4">
              <text:list-item>
                <text:p text:style-name="P27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7">6--2</text:p>
          </table:table-cell>
          <table:table-cell table:style-name="表21.B2" office:value-type="string">
            <text:p text:style-name="P7">他職：<text:span text:style-name="T2">警備</text:span></text:p>
          </table:table-cell>
          <table:table-cell table:style-name="表21.C2" office:value-type="string">
            <text:list xml:id="list1045535624157271609" text:style-name="L5">
              <text:list-item>
                <text:p text:style-name="P28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7"/>
          </table:table-cell>
          <table:table-cell table:style-name="表21.B2" office:value-type="string">
            <text:p text:style-name="P7">他職：<text:span text:style-name="T2">土間屋さん</text:span></text:p>
          </table:table-cell>
          <table:table-cell table:style-name="表21.C2" office:value-type="string">
            <text:list xml:id="list4329010829844643685" text:style-name="L6">
              <text:list-item>
                <text:p text:style-name="P29"/>
              </text:list-item>
            </text:list>
          </table:table-cell>
        </table:table-row>
        <table:table-row>
          <table:table-cell table:style-name="表21.B2" office:value-type="string">
            <text:p text:style-name="P7"/>
          </table:table-cell>
          <table:table-cell table:style-name="表21.B2" office:value-type="string">
            <text:p text:style-name="P7">他職：<text:span text:style-name="T2">大工さん</text:span></text:p>
          </table:table-cell>
          <table:table-cell table:style-name="表21.C2" office:value-type="string">
            <text:list xml:id="list7131307321829226230" text:style-name="L7">
              <text:list-item>
                <text:p text:style-name="P30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7">7</text:p>
          </table:table-cell>
          <table:table-cell table:style-name="表21.B2" office:value-type="string">
            <text:p text:style-name="P7">監督さん</text:p>
          </table:table-cell>
          <table:table-cell table:style-name="表21.C2" office:value-type="string">
            <text:list xml:id="list397259881135968404" text:style-name="L8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7">8</text:p>
          </table:table-cell>
          <table:table-cell table:style-name="表21.B2" office:value-type="string">
            <text:p text:style-name="P7">発注者の方</text:p>
          </table:table-cell>
          <table:table-cell table:style-name="表21.C2" office:value-type="string">
            <text:list xml:id="list8699330655234441472" text:style-name="L9">
              <text:list-item>
                <text:p text:style-name="P32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東和からの同僚</text:p>
          </table:table-cell>
          <table:table-cell table:style-name="表21.C2" office:value-type="string">
            <text:list xml:id="list3598478197097765931" text:style-name="L10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7">9</text:p>
          </table:table-cell>
          <table:table-cell table:style-name="表21.B2" office:value-type="string">
            <text:p text:style-name="P7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7">10</text:p>
          </table:table-cell>
          <table:table-cell table:style-name="表21.B2" office:value-type="string">
            <text:p text:style-name="P8">段取り</text:p>
          </table:table-cell>
          <table:table-cell table:style-name="表21.C2" office:value-type="string">
            <text:list xml:id="list1481114799492193683" text:style-name="L11">
              <text:list-item>
                <text:p text:style-name="P34"/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行き帰りでの出来事、見聞</text:p>
          </table:table-cell>
          <table:table-cell table:style-name="表21.C2" office:value-type="string">
            <text:list xml:id="list3847269876510654674" text:style-name="L12">
              <text:list-item>
                <text:p text:style-name="P35"/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周囲の事物</text:p>
          </table:table-cell>
          <table:table-cell table:style-name="表21.C2" office:value-type="string">
            <text:list xml:id="list1503638968450034370" text:style-name="L13">
              <text:list-item>
                <text:p text:style-name="P36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7">11</text:p>
          </table:table-cell>
          <table:table-cell table:style-name="表21.B2" office:value-type="string">
            <text:p text:style-name="P8">その他</text:p>
          </table:table-cell>
          <table:table-cell table:style-name="表21.C2" office:value-type="string">
            <text:list xml:id="list975016336188652596" text:style-name="L14">
              <text:list-item>
                <text:p text:style-name="P37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7">12</text:p>
          </table:table-cell>
          <table:table-cell table:style-name="表21.B2" office:value-type="string">
            <text:p text:style-name="P8">やってもらったこと</text:p>
          </table:table-cell>
          <table:table-cell table:style-name="表21.C2" office:value-type="string">
            <text:list xml:id="list394021667804462343" text:style-name="L15">
              <text:list-item>
                <text:p text:style-name="P38"/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危険予知、危険感知</text:p>
          </table:table-cell>
          <table:table-cell table:style-name="表21.C2" office:value-type="string">
            <text:list xml:id="list9222022397359898966" text:style-name="L16">
              <text:list-item>
                <text:p text:style-name="P39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6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7">1</text:p>
          </table:table-cell>
          <table:table-cell table:style-name="表24.B1" office:value-type="string">
            <text:p text:style-name="P7">現場</text:p>
          </table:table-cell>
          <table:table-cell table:style-name="表24.C1" office:value-type="string">
            <text:p text:style-name="P10">鵜の木３丁目計画新築工事</text:p>
          </table:table-cell>
        </table:table-row>
        <table:table-row>
          <table:table-cell table:style-name="表24.A2" office:value-type="float" office:value="2">
            <text:p text:style-name="P7">2</text:p>
          </table:table-cell>
          <table:table-cell table:style-name="表24.B2" office:value-type="string">
            <text:p text:style-name="P7">天気</text:p>
          </table:table-cell>
          <table:table-cell table:style-name="表24.C2" office:value-type="string">
            <text:p text:style-name="P10">맑다.</text:p>
          </table:table-cell>
        </table:table-row>
        <table:table-row>
          <table:table-cell table:style-name="表24.A2" office:value-type="float" office:value="3">
            <text:p text:style-name="P7">3</text:p>
          </table:table-cell>
          <table:table-cell table:style-name="表24.B2" office:value-type="string">
            <text:p text:style-name="P7">最寄り</text:p>
          </table:table-cell>
          <table:table-cell table:style-name="表24.C2" office:value-type="string">
            <text:p text:style-name="P10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7">3-2</text:p>
            <text:p text:style-name="P7"/>
          </table:table-cell>
          <table:table-cell table:style-name="表24.B2" office:value-type="string">
            <text:p text:style-name="P8">開始／終了時刻</text:p>
          </table:table-cell>
          <table:table-cell table:style-name="表24.C2" office:value-type="string">
            <text:list xml:id="list2913545959541331299" text:style-name="L17">
              <text:list-item>
                <text:p text:style-name="P40">開始　：　９時すぎか。</text:p>
              </text:list-item>
              <text:list-item>
                <text:p text:style-name="P40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7">4</text:p>
          </table:table-cell>
          <table:table-cell table:style-name="表24.B2" office:value-type="string">
            <text:p text:style-name="P7">他職：ポンプ</text:p>
          </table:table-cell>
          <table:table-cell table:style-name="表24.C2" office:value-type="string">
            <text:list xml:id="list8443638251358323549" text:style-name="L18">
              <text:list-item>
                <text:p text:style-name="P41">那須産業。두 사람.</text:p>
              </text:list-item>
              <text:list-item>
                <text:p text:style-name="P41">한 사람은 일본인. <text:s/>다른 사람은 베트남인인가.</text:p>
              </text:list-item>
              <text:list-item>
                <text:p text:style-name="P41">일본인 분. 직장인가. 체격이 좋다. / 처음 때, 토공 가게 분들의 이른바 `도시락` 을 스스로 그 위치를 바꾸고 있었다. </text:p>
              </text:list-item>
              <text:list-item>
                <text:p text:style-name="P41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7">5</text:p>
          </table:table-cell>
          <table:table-cell table:style-name="表24.B2" office:value-type="string">
            <text:p text:style-name="P7">他職：土工さん</text:p>
          </table:table-cell>
          <table:table-cell table:style-name="表24.C2" office:value-type="string">
            <text:list xml:id="list8889151694893947813" text:style-name="L19">
              <text:list-item>
                <text:p text:style-name="P42">바이브(진동기), 두 사람. / 내가 담당했던 사람은 베트남인. 젊다. 작은 몸집.</text:p>
              </text:list-item>
              <text:list-item>
                <text:p text:style-name="P42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7">6</text:p>
          </table:table-cell>
          <table:table-cell table:style-name="表24.B2" office:value-type="string">
            <text:p text:style-name="P7">他職：電気屋さんの相番の人</text:p>
          </table:table-cell>
          <table:table-cell table:style-name="表24.C2" office:value-type="string">
            <text:list xml:id="list243834281303179284" text:style-name="L20">
              <text:list-item>
                <text:p text:style-name="P43">본직 사람일까. 175 정도. 긴 몸집. 길쭉하다.</text:p>
              </text:list-item>
              <text:list-item>
                <text:p text:style-name="P43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7">6--2</text:p>
          </table:table-cell>
          <table:table-cell table:style-name="表24.B2" office:value-type="string">
            <text:p text:style-name="P7">他職：<text:span text:style-name="T2">警備</text:span></text:p>
          </table:table-cell>
          <table:table-cell table:style-name="表24.C2" office:value-type="string">
            <text:list xml:id="list3702057013183506781" text:style-name="L21">
              <text:list-item>
                <text:p text:style-name="P44"/>
              </text:list-item>
            </text:list>
          </table:table-cell>
        </table:table-row>
        <table:table-row>
          <table:table-cell table:style-name="表24.B2" office:value-type="string">
            <text:p text:style-name="P7"/>
          </table:table-cell>
          <table:table-cell table:style-name="表24.B2" office:value-type="string">
            <text:p text:style-name="P7">他職：<text:span text:style-name="T2">土間屋さん</text:span></text:p>
          </table:table-cell>
          <table:table-cell table:style-name="表24.C2" office:value-type="string">
            <text:list xml:id="list604768695678113938" text:style-name="L22">
              <text:list-item>
                <text:p text:style-name="P45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7"/>
          </table:table-cell>
          <table:table-cell table:style-name="表24.B2" office:value-type="string">
            <text:p text:style-name="P7">他職：<text:span text:style-name="T2">大工さん</text:span></text:p>
          </table:table-cell>
          <table:table-cell table:style-name="表24.C2" office:value-type="string">
            <text:list xml:id="list7209670627761528427" text:style-name="L23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7">7</text:p>
          </table:table-cell>
          <table:table-cell table:style-name="表24.B2" office:value-type="string">
            <text:p text:style-name="P7">監督さん</text:p>
          </table:table-cell>
          <table:table-cell table:style-name="表24.C2" office:value-type="string">
            <text:list xml:id="list3472300367019973097" text:style-name="L24">
              <text:list-item>
                <text:p text:style-name="P47">세 명. 소장은 간사이의 사람인가. 말 속에 그 지역의 억양이 넣고 있다.</text:p>
              </text:list-item>
              <text:list-item>
                <text:p text:style-name="P47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7">8</text:p>
          </table:table-cell>
          <table:table-cell table:style-name="表24.B2" office:value-type="string">
            <text:p text:style-name="P7">発注者の方</text:p>
          </table:table-cell>
          <table:table-cell table:style-name="表24.C2" office:value-type="string">
            <text:list xml:id="list2066706628604795165" text:style-name="L25">
              <text:list-item>
                <text:p text:style-name="P48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東和からの同僚</text:p>
          </table:table-cell>
          <table:table-cell table:style-name="表24.C2" office:value-type="string">
            <text:list xml:id="list1192596034645490079" text:style-name="L26">
              <text:list-item>
                <text:p text:style-name="P49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7">9</text:p>
          </table:table-cell>
          <table:table-cell table:style-name="表24.B2" office:value-type="string">
            <text:p text:style-name="P7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7">10</text:p>
          </table:table-cell>
          <table:table-cell table:style-name="表24.B2" office:value-type="string">
            <text:p text:style-name="P8">段取り</text:p>
          </table:table-cell>
          <table:table-cell table:style-name="表24.C2" office:value-type="string">
            <text:list xml:id="list5954593516797518596" text:style-name="L27">
              <text:list-item>
                <text:p text:style-name="P50"/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行き帰<text:soft-page-break/>りでの出来事、見聞</text:p>
          </table:table-cell>
          <table:table-cell table:style-name="表24.C2" office:value-type="string">
            <text:list xml:id="list7505955088303661831" text:style-name="L28">
              <text:list-item>
                <text:p text:style-name="P51"/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周囲の事物</text:p>
          </table:table-cell>
          <table:table-cell table:style-name="表24.C2" office:value-type="string">
            <text:list xml:id="list4404962489569049101" text:style-name="L29">
              <text:list-item>
                <text:p text:style-name="P52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7">11</text:p>
          </table:table-cell>
          <table:table-cell table:style-name="表24.B2" office:value-type="string">
            <text:p text:style-name="P8">その他</text:p>
          </table:table-cell>
          <table:table-cell table:style-name="表24.C2" office:value-type="string">
            <text:list xml:id="list7338417489871814952" text:style-name="L30">
              <text:list-item>
                <text:p text:style-name="P53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7">12</text:p>
          </table:table-cell>
          <table:table-cell table:style-name="表24.B2" office:value-type="string">
            <text:p text:style-name="P8">やってもらったこと</text:p>
          </table:table-cell>
          <table:table-cell table:style-name="表24.C2" office:value-type="string">
            <text:list xml:id="list3491342256294329120" text:style-name="L31">
              <text:list-item>
                <text:p text:style-name="P54"/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危険予知、危険感知</text:p>
          </table:table-cell>
          <table:table-cell table:style-name="表24.C2" office:value-type="string">
            <text:list xml:id="list4560971140491987077" text:style-name="L32">
              <text:list-item>
                <text:p text:style-name="P55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6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7">1</text:p>
          </table:table-cell>
          <table:table-cell table:style-name="表1.B1" office:value-type="string">
            <text:p text:style-name="P7">現場</text:p>
          </table:table-cell>
          <table:table-cell table:style-name="表1.C1" office:value-type="string">
            <text:p text:style-name="P10">安藤様共同住宅</text:p>
          </table:table-cell>
        </table:table-row>
        <table:table-row>
          <table:table-cell table:style-name="表1.A2" office:value-type="float" office:value="2">
            <text:p text:style-name="P7">2</text:p>
          </table:table-cell>
          <table:table-cell table:style-name="表1.B2" office:value-type="string">
            <text:p text:style-name="P7">天気</text:p>
          </table:table-cell>
          <table:table-cell table:style-name="表1.C2" office:value-type="string">
            <text:p text:style-name="P10">날씨는 흐리기.</text:p>
          </table:table-cell>
        </table:table-row>
        <table:table-row>
          <table:table-cell table:style-name="表1.A2" office:value-type="float" office:value="3">
            <text:p text:style-name="P7">3</text:p>
          </table:table-cell>
          <table:table-cell table:style-name="表1.B2" office:value-type="string">
            <text:p text:style-name="P7">最寄り</text:p>
          </table:table-cell>
          <table:table-cell table:style-name="表1.C2" office:value-type="string">
            <text:p text:style-name="P10">NHK技研（버스 정류장）二子玉川（기차）</text:p>
          </table:table-cell>
        </table:table-row>
        <table:table-row>
          <table:table-cell table:style-name="表1.B2" office:value-type="string">
            <text:p text:style-name="P7">3-2</text:p>
            <text:p text:style-name="P7"/>
          </table:table-cell>
          <table:table-cell table:style-name="表1.B2" office:value-type="string">
            <text:p text:style-name="P8">開始／終了時刻</text:p>
          </table:table-cell>
          <table:table-cell table:style-name="表1.C2" office:value-type="string">
            <text:list xml:id="list8438060162975902132" text:style-name="L33">
              <text:list-item>
                <text:p text:style-name="P56">開始　：　９：１０ 정도</text:p>
              </text:list-item>
              <text:list-item>
                <text:p text:style-name="P56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7">4</text:p>
          </table:table-cell>
          <table:table-cell table:style-name="表1.B2" office:value-type="string">
            <text:p text:style-name="P7">他職：ポンプ</text:p>
          </table:table-cell>
          <table:table-cell table:style-name="表1.C2" office:value-type="string">
            <text:list xml:id="list3152391415358417623" text:style-name="L34">
              <text:list-item>
                <text:p text:style-name="P57">`貢石` 。두 명</text:p>
              </text:list-item>
              <text:list-item>
                <text:p text:style-name="P57">컨트롤러를 갓고 있었던 분은 `てつ` 라는 문자가 들어있는 씰을 헬벳에 붙이고 있다.</text:p>
              </text:list-item>
              <text:list-item>
                <text:p text:style-name="P57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7">5</text:p>
          </table:table-cell>
          <table:table-cell table:style-name="表1.B2" office:value-type="string">
            <text:p text:style-name="P7">他職：土工さん</text:p>
          </table:table-cell>
          <table:table-cell table:style-name="表1.C2" office:value-type="string">
            <text:list xml:id="list1706400020942820465" text:style-name="L35">
              <text:list-item>
                <text:p text:style-name="P58">바이브 두 명.</text:p>
              </text:list-item>
              <text:list-item>
                <text:p text:style-name="P58">내가 담당해던 분은 베트남인. 165 좀. 젊다.</text:p>
              </text:list-item>
              <text:list-item>
                <text:p text:style-name="P58">이전에도 본 적이 있을까. / 본 적이 있는 것 같은 느낌이 있다.</text:p>
              </text:list-item>
              <text:list-item>
                <text:p text:style-name="P58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7">6</text:p>
          </table:table-cell>
          <table:table-cell table:style-name="表1.B2" office:value-type="string">
            <text:p text:style-name="P7">他職：電気屋さんの相番の人</text:p>
          </table:table-cell>
          <table:table-cell table:style-name="表1.C2" office:value-type="string">
            <text:list xml:id="list8594183520034891934" text:style-name="L36">
              <text:list-item>
                <text:p text:style-name="P59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9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7">6--2</text:p>
          </table:table-cell>
          <table:table-cell table:style-name="表1.B2" office:value-type="string">
            <text:p text:style-name="P7">他職：<text:span text:style-name="T2">警備</text:span></text:p>
          </table:table-cell>
          <table:table-cell table:style-name="表1.C2" office:value-type="string">
            <text:list xml:id="list6737642661908889120" text:style-name="L37">
              <text:list-item>
                <text:p text:style-name="P60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7"/>
          </table:table-cell>
          <table:table-cell table:style-name="表1.B2" office:value-type="string">
            <text:p text:style-name="P7">他職：<text:span text:style-name="T2">土間屋さん</text:span></text:p>
          </table:table-cell>
          <table:table-cell table:style-name="表1.C2" office:value-type="string">
            <text:list xml:id="list7724521527114627771" text:style-name="L38">
              <text:list-item>
                <text:p text:style-name="P61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7"/>
          </table:table-cell>
          <table:table-cell table:style-name="表1.B2" office:value-type="string">
            <text:p text:style-name="P7">他職：<text:span text:style-name="T2">大工さん</text:span></text:p>
          </table:table-cell>
          <table:table-cell table:style-name="表1.C2" office:value-type="string">
            <text:list xml:id="list8038115940809741075" text:style-name="L39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7">7</text:p>
          </table:table-cell>
          <table:table-cell table:style-name="表1.B2" office:value-type="string">
            <text:p text:style-name="P7">監督さん</text:p>
          </table:table-cell>
          <table:table-cell table:style-name="表1.C2" office:value-type="string">
            <text:list xml:id="list5835760754624555185" text:style-name="L40">
              <text:list-item>
                <text:p text:style-name="P63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7">8</text:p>
          </table:table-cell>
          <table:table-cell table:style-name="表1.B2" office:value-type="string">
            <text:p text:style-name="P7">発注者の方</text:p>
          </table:table-cell>
          <table:table-cell table:style-name="表1.C2" office:value-type="string">
            <text:list xml:id="list755498900001480576" text:style-name="L41">
              <text:list-item>
                <text:p text:style-name="P64">다시 木村 씨.</text:p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東和からの同僚</text:p>
          </table:table-cell>
          <table:table-cell table:style-name="表1.C2" office:value-type="string">
            <text:list xml:id="list3096433267883288258" text:style-name="L42">
              <text:list-item>
                <text:p text:style-name="P65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7">9</text:p>
          </table:table-cell>
          <table:table-cell table:style-name="表1.B2" office:value-type="string">
            <text:p text:style-name="P7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7">10</text:p>
          </table:table-cell>
          <table:table-cell table:style-name="表1.B2" office:value-type="string">
            <text:p text:style-name="P8">段取り</text:p>
          </table:table-cell>
          <table:table-cell table:style-name="表1.C2" office:value-type="string">
            <text:list xml:id="list2350379440150265226" text:style-name="L43">
              <text:list-item>
                <text:p text:style-name="P66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行き帰りでの出来事、見聞</text:p>
          </table:table-cell>
          <table:table-cell table:style-name="表1.C2" office:value-type="string">
            <text:list xml:id="list6247655136742970998" text:style-name="L44">
              <text:list-item>
                <text:p text:style-name="P67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周囲の事物</text:p>
          </table:table-cell>
          <table:table-cell table:style-name="表1.C2" office:value-type="string">
            <text:list xml:id="list8460907293592069263" text:style-name="L45">
              <text:list-item>
                <text:p text:style-name="P68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7">11</text:p>
          </table:table-cell>
          <table:table-cell table:style-name="表1.B2" office:value-type="string">
            <text:p text:style-name="P8">その他</text:p>
          </table:table-cell>
          <table:table-cell table:style-name="表1.C2" office:value-type="string">
            <text:list xml:id="list8612802493565696790" text:style-name="L46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7">12</text:p>
          </table:table-cell>
          <table:table-cell table:style-name="表1.B2" office:value-type="string">
            <text:p text:style-name="P8">やってもらったこと</text:p>
          </table:table-cell>
          <table:table-cell table:style-name="表1.C2" office:value-type="string">
            <text:list xml:id="list7411095640580145556" text:style-name="L47">
              <text:list-item>
                <text:p text:style-name="P70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危険予知、危険感知</text:p>
          </table:table-cell>
          <table:table-cell table:style-name="表1.C2" office:value-type="string">
            <text:list xml:id="list1205228206148463508" text:style-name="L48">
              <text:list-item>
                <text:p text:style-name="P71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6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7">現場</text:p>
          </table:table-cell>
          <table:table-cell table:style-name="表2.C1" office:value-type="string">
            <text:p text:style-name="P10">ライオンズマンション広尾建替</text:p>
          </table:table-cell>
        </table:table-row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7">天気</text:p>
          </table:table-cell>
          <table:table-cell table:style-name="表2.C2" office:value-type="string">
            <text:p text:style-name="P10">밝다.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7">最寄り</text:p>
          </table:table-cell>
          <table:table-cell table:style-name="表2.C2" office:value-type="string">
            <text:p text:style-name="P10">広尾駅（日比谷線）</text:p>
          </table:table-cell>
        </table:table-row>
        <table:table-row>
          <table:table-cell table:style-name="表2.B2" office:value-type="string">
            <text:p text:style-name="P7">3-2</text:p>
            <text:p text:style-name="P7"/>
          </table:table-cell>
          <table:table-cell table:style-name="表2.B2" office:value-type="string">
            <text:p text:style-name="P8">開始／終了時刻</text:p>
          </table:table-cell>
          <table:table-cell table:style-name="表2.C2" office:value-type="string">
            <text:list xml:id="list1054792287489311776" text:style-name="L49">
              <text:list-item>
                <text:p text:style-name="P72">開始　９：００무렵 이었을까.</text:p>
              </text:list-item>
              <text:list-item>
                <text:p text:style-name="P72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7">4</text:p>
          </table:table-cell>
          <table:table-cell table:style-name="表2.B2" office:value-type="string">
            <text:p text:style-name="P7">他職：ポンプ</text:p>
          </table:table-cell>
          <table:table-cell table:style-name="表2.C2" office:value-type="string">
            <text:list xml:id="list6472791569786401068" text:style-name="L50">
              <text:list-item>
                <text:p text:style-name="P73">FUJITA</text:p>
              </text:list-item>
              <text:list-item>
                <text:p text:style-name="P73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7">5</text:p>
          </table:table-cell>
          <table:table-cell table:style-name="表2.B2" office:value-type="string">
            <text:p text:style-name="P7">他職：土工さん</text:p>
          </table:table-cell>
          <table:table-cell table:style-name="表2.C2" office:value-type="string">
            <text:list xml:id="list5823798237746805051" text:style-name="L51">
              <text:list-item>
                <text:p text:style-name="P74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7">6</text:p>
          </table:table-cell>
          <table:table-cell table:style-name="表2.B2" office:value-type="string">
            <text:p text:style-name="P7">他職：電気屋さんの相番の人</text:p>
          </table:table-cell>
          <table:table-cell table:style-name="表2.C2" office:value-type="string">
            <text:list xml:id="list2166605130639275265" text:style-name="L52">
              <text:list-item>
                <text:p text:style-name="P75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7">6--2</text:p>
          </table:table-cell>
          <table:table-cell table:style-name="表2.B2" office:value-type="string">
            <text:p text:style-name="P7">他職：<text:span text:style-name="T2">警備</text:span></text:p>
          </table:table-cell>
          <table:table-cell table:style-name="表2.C2" office:value-type="string">
            <text:list xml:id="list1359806922482893150" text:style-name="L53">
              <text:list-item>
                <text:p text:style-name="P76"/>
              </text:list-item>
            </text:list>
          </table:table-cell>
        </table:table-row>
        <table:table-row>
          <table:table-cell table:style-name="表2.B2" office:value-type="string">
            <text:p text:style-name="P7"/>
          </table:table-cell>
          <table:table-cell table:style-name="表2.B2" office:value-type="string">
            <text:p text:style-name="P7">他職：<text:span text:style-name="T2">土間屋さん</text:span></text:p>
          </table:table-cell>
          <table:table-cell table:style-name="表2.C2" office:value-type="string">
            <text:list xml:id="list6130373506327764169" text:style-name="L54">
              <text:list-item>
                <text:p text:style-name="P77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7"/>
          </table:table-cell>
          <table:table-cell table:style-name="表2.B2" office:value-type="string">
            <text:p text:style-name="P7">他職：<text:span text:style-name="T2">大工さん</text:span></text:p>
          </table:table-cell>
          <table:table-cell table:style-name="表2.C2" office:value-type="string">
            <text:list xml:id="list3297471395250817141" text:style-name="L55">
              <text:list-item>
                <text:p text:style-name="P78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7">7</text:p>
          </table:table-cell>
          <table:table-cell table:style-name="表2.B2" office:value-type="string">
            <text:p text:style-name="P7">監督さん</text:p>
          </table:table-cell>
          <table:table-cell table:style-name="表2.C2" office:value-type="string">
            <text:list xml:id="list3433597588988037312" text:style-name="L56">
              <text:list-item>
                <text:p text:style-name="P79">세 사람. 타설 담당은 두 사람. / 모두 키가 크다.</text:p>
              </text:list-item>
              <text:list-item>
                <text:p text:style-name="P79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7">8</text:p>
          </table:table-cell>
          <table:table-cell table:style-name="表2.B2" office:value-type="string">
            <text:p text:style-name="P7">発注者の方</text:p>
          </table:table-cell>
          <table:table-cell table:style-name="表2.C2" office:value-type="string">
            <text:list xml:id="list2929667311115720795" text:style-name="L57">
              <text:list-item>
                <text:p text:style-name="P80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東和からの同僚</text:p>
          </table:table-cell>
          <table:table-cell table:style-name="表2.C2" office:value-type="string">
            <text:list xml:id="list454092493772219783" text:style-name="L58">
              <text:list-item>
                <text:p text:style-name="P81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7">9</text:p>
          </table:table-cell>
          <table:table-cell table:style-name="表2.B2" office:value-type="string">
            <text:p text:style-name="P7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7">10</text:p>
          </table:table-cell>
          <table:table-cell table:style-name="表2.B2" office:value-type="string">
            <text:p text:style-name="P8">段取り</text:p>
          </table:table-cell>
          <table:table-cell table:style-name="表2.C2" office:value-type="string">
            <text:list xml:id="list1246497089782488292" text:style-name="L59">
              <text:list-item>
                <text:p text:style-name="P82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行き帰りでの出来事、見聞</text:p>
          </table:table-cell>
          <table:table-cell table:style-name="表2.C2" office:value-type="string">
            <text:list xml:id="list914848088712174217" text:style-name="L60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周囲の事物</text:p>
          </table:table-cell>
          <table:table-cell table:style-name="表2.C2" office:value-type="string">
            <text:list xml:id="list5798229171473658058" text:style-name="L61">
              <text:list-item>
                <text:p text:style-name="P84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7">11</text:p>
          </table:table-cell>
          <table:table-cell table:style-name="表2.B2" office:value-type="string">
            <text:p text:style-name="P8">その他</text:p>
          </table:table-cell>
          <table:table-cell table:style-name="表2.C2" office:value-type="string">
            <text:list xml:id="list7811808249529987795" text:style-name="L62">
              <text:list-item>
                <text:p text:style-name="P85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7">12</text:p>
          </table:table-cell>
          <table:table-cell table:style-name="表2.B2" office:value-type="string">
            <text:p text:style-name="P8">やってもらったこと</text:p>
          </table:table-cell>
          <table:table-cell table:style-name="表2.C2" office:value-type="string">
            <text:list xml:id="list274875580617222611" text:style-name="L63">
              <text:list-item>
                <text:p text:style-name="P86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危険予知、危険感知</text:p>
          </table:table-cell>
          <table:table-cell table:style-name="表2.C2" office:value-type="string">
            <text:list xml:id="list6448319302413115721" text:style-name="L64">
              <text:list-item>
                <text:p text:style-name="P87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6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7">現場</text:p>
          </table:table-cell>
          <table:table-cell table:style-name="表3.C1" office:value-type="string">
            <text:p text:style-name="P10">十日市場マンション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7">天気</text:p>
          </table:table-cell>
          <table:table-cell table:style-name="表3.C2" office:value-type="string">
            <text:p text:style-name="P10">晴れ。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7">最寄り</text:p>
          </table:table-cell>
          <table:table-cell table:style-name="表3.C2" office:value-type="string">
            <text:p text:style-name="P10">十日市場（JR）</text:p>
          </table:table-cell>
        </table:table-row>
        <table:table-row>
          <table:table-cell table:style-name="表3.B2" office:value-type="string">
            <text:p text:style-name="P7">3-2</text:p>
            <text:p text:style-name="P7"/>
          </table:table-cell>
          <table:table-cell table:style-name="表3.B2" office:value-type="string">
            <text:p text:style-name="P8">開始／終了時刻</text:p>
          </table:table-cell>
          <table:table-cell table:style-name="表3.C2" office:value-type="string">
            <text:list xml:id="list3550498595446489884" text:style-name="L97">
              <text:list-item>
                <text:p text:style-name="P118">開始　9시 무렵</text:p>
              </text:list-item>
              <text:list-item>
                <text:p text:style-name="P118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7">4</text:p>
          </table:table-cell>
          <table:table-cell table:style-name="表3.B2" office:value-type="string">
            <text:p text:style-name="P7">他職：ポンプ</text:p>
          </table:table-cell>
          <table:table-cell table:style-name="表3.C2" office:value-type="string">
            <text:list xml:id="list6814531142579002080" text:style-name="L65">
              <text:list-item>
                <text:p text:style-name="P88">10 톤. 회사명은 불명. 알아려고 하지 않았다.</text:p>
              </text:list-item>
              <text:list-item>
                <text:p text:style-name="P88">두 명. 모두 젊은 사람.</text:p>
              </text:list-item>
              <text:list-item>
                <text:p text:style-name="P88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7">5</text:p>
          </table:table-cell>
          <table:table-cell table:style-name="表3.B2" office:value-type="string">
            <text:p text:style-name="P7">他職：土工さん</text:p>
          </table:table-cell>
          <table:table-cell table:style-name="表3.C2" office:value-type="string">
            <text:list xml:id="list4551619559147842242" text:style-name="L66">
              <text:list-item>
                <text:p text:style-name="P89">바이브 두 명. 세 명 이었던 때도 있었을까.</text:p>
              </text:list-item>
              <text:list-item>
                <text:p text:style-name="P89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7">6</text:p>
          </table:table-cell>
          <table:table-cell table:style-name="表3.B2" office:value-type="string">
            <text:p text:style-name="P7">他職：電気屋さんの相番の人</text:p>
          </table:table-cell>
          <table:table-cell table:style-name="表3.C2" office:value-type="string">
            <text:list xml:id="list8630573982832789910" text:style-name="L67">
              <text:list-item>
                <text:p text:style-name="P90">전기 본직 분 있을까. &lt;2&gt; 아사쿠사에서 오는다라고 한다.</text:p>
              </text:list-item>
              <text:list-item>
                <text:p text:style-name="P90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7">6--2</text:p>
          </table:table-cell>
          <table:table-cell table:style-name="表3.B2" office:value-type="string">
            <text:p text:style-name="P7">他職：<text:span text:style-name="T2">警備</text:span></text:p>
          </table:table-cell>
          <table:table-cell table:style-name="表3.C2" office:value-type="string">
            <text:list xml:id="list3760152556531440664" text:style-name="L68">
              <text:list-item>
                <text:p text:style-name="P91"/>
              </text:list-item>
            </text:list>
          </table:table-cell>
        </table:table-row>
        <table:table-row>
          <table:table-cell table:style-name="表3.B2" office:value-type="string">
            <text:p text:style-name="P7"/>
          </table:table-cell>
          <table:table-cell table:style-name="表3.B2" office:value-type="string">
            <text:p text:style-name="P7">他職：<text:span text:style-name="T2">土間屋さん</text:span></text:p>
          </table:table-cell>
          <table:table-cell table:style-name="表3.C2" office:value-type="string">
            <text:list xml:id="list1597147698153464145" text:style-name="L69">
              <text:list-item>
                <text:p text:style-name="P92"/>
              </text:list-item>
            </text:list>
          </table:table-cell>
        </table:table-row>
        <table:table-row>
          <table:table-cell table:style-name="表3.B2" office:value-type="string">
            <text:p text:style-name="P7"/>
          </table:table-cell>
          <table:table-cell table:style-name="表3.B2" office:value-type="string">
            <text:p text:style-name="P7">他職：<text:span text:style-name="T2">大工さん</text:span></text:p>
          </table:table-cell>
          <table:table-cell table:style-name="表3.C2" office:value-type="string">
            <text:list xml:id="list1689603652683830890" text:style-name="L70">
              <text:list-item>
                <text:p text:style-name="P93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7">7</text:p>
          </table:table-cell>
          <table:table-cell table:style-name="表3.B2" office:value-type="string">
            <text:p text:style-name="P7">監督さん</text:p>
          </table:table-cell>
          <table:table-cell table:style-name="表3.C2" office:value-type="string">
            <text:list xml:id="list5003128919254213540" text:style-name="L71">
              <text:list-item>
                <text:p text:style-name="P94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7">8</text:p>
          </table:table-cell>
          <table:table-cell table:style-name="表3.B2" office:value-type="string">
            <text:p text:style-name="P7">発注者の方</text:p>
          </table:table-cell>
          <table:table-cell table:style-name="表3.C2" office:value-type="string">
            <text:list xml:id="list2122961044174588637" text:style-name="L72">
              <text:list-item>
                <text:p text:style-name="P95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東和からの同僚</text:p>
          </table:table-cell>
          <table:table-cell table:style-name="表3.C2" office:value-type="string">
            <text:list xml:id="list6495543120248152946" text:style-name="L73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7">9</text:p>
          </table:table-cell>
          <table:table-cell table:style-name="表3.B2" office:value-type="string">
            <text:p text:style-name="P7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7">10</text:p>
          </table:table-cell>
          <table:table-cell table:style-name="表3.B2" office:value-type="string">
            <text:p text:style-name="P8">段取り</text:p>
          </table:table-cell>
          <table:table-cell table:style-name="表3.C2" office:value-type="string">
            <text:list xml:id="list7727755252300172649" text:style-name="L74">
              <text:list-item>
                <text:p text:style-name="P97"/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行き帰りでの出来事、見聞</text:p>
          </table:table-cell>
          <table:table-cell table:style-name="表3.C2" office:value-type="string">
            <text:list xml:id="list4506868054055571229" text:style-name="L75">
              <text:list-item>
                <text:p text:style-name="P98"/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周囲の事物</text:p>
          </table:table-cell>
          <table:table-cell table:style-name="表3.C2" office:value-type="string">
            <text:list xml:id="list1930593552786706424" text:style-name="L76">
              <text:list-item>
                <text:p text:style-name="P99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7">11</text:p>
          </table:table-cell>
          <table:table-cell table:style-name="表3.B2" office:value-type="string">
            <text:p text:style-name="P8">その他</text:p>
          </table:table-cell>
          <table:table-cell table:style-name="表3.C2" office:value-type="string">
            <text:list xml:id="list6827216863971489078" text:style-name="L77">
              <text:list-item>
                <text:p text:style-name="P100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7">12</text:p>
          </table:table-cell>
          <table:table-cell table:style-name="表3.B2" office:value-type="string">
            <text:p text:style-name="P8">やってもらったこと</text:p>
          </table:table-cell>
          <table:table-cell table:style-name="表3.C2" office:value-type="string">
            <text:list xml:id="list3998264095944185032" text:style-name="L78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危険予知、危険感知</text:p>
          </table:table-cell>
          <table:table-cell table:style-name="表3.C2" office:value-type="string">
            <text:list xml:id="list8255428607748630053" text:style-name="L79">
              <text:list-item>
                <text:p text:style-name="P102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6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7">現場</text:p>
          </table:table-cell>
          <table:table-cell table:style-name="表4.C1" office:value-type="string">
            <text:p text:style-name="P10"/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7">天気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7">最寄り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B2" office:value-type="string">
            <text:p text:style-name="P7">3-2</text:p>
            <text:p text:style-name="P7"/>
          </table:table-cell>
          <table:table-cell table:style-name="表4.B2" office:value-type="string">
            <text:p text:style-name="P8">開始／終了時刻</text:p>
          </table:table-cell>
          <table:table-cell table:style-name="表4.C2" office:value-type="string">
            <text:list xml:id="list35793113" text:continue-list="list2913545959541331299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7">4</text:p>
          </table:table-cell>
          <table:table-cell table:style-name="表4.B2" office:value-type="string">
            <text:p text:style-name="P7">他職：ポンプ</text:p>
          </table:table-cell>
          <table:table-cell table:style-name="表4.C2" office:value-type="string">
            <text:list xml:id="list839671473777552712" text:style-name="L98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5">
            <text:p text:style-name="P7">5</text:p>
          </table:table-cell>
          <table:table-cell table:style-name="表4.B2" office:value-type="string">
            <text:p text:style-name="P7">他職：土工さん</text:p>
          </table:table-cell>
          <table:table-cell table:style-name="表4.C2" office:value-type="string">
            <text:list xml:id="list7748814330397751336" text:style-name="L99">
              <text:list-item>
                <text:p text:style-name="P120"/>
              </text:list-item>
            </text:list>
          </table:table-cell>
        </table:table-row>
        <table:table-row>
          <table:table-cell table:style-name="表4.A2" office:value-type="float" office:value="6">
            <text:p text:style-name="P7">6</text:p>
          </table:table-cell>
          <table:table-cell table:style-name="表4.B2" office:value-type="string">
            <text:p text:style-name="P7">他職：電気屋さんの相番の人</text:p>
          </table:table-cell>
          <table:table-cell table:style-name="表4.C2" office:value-type="string">
            <text:list xml:id="list4664436276591517084" text:style-name="L100">
              <text:list-item>
                <text:p text:style-name="P121"/>
              </text:list-item>
            </text:list>
          </table:table-cell>
        </table:table-row>
        <table:table-row>
          <table:table-cell table:style-name="表4.B2" office:value-type="string">
            <text:p text:style-name="P7">6--2</text:p>
          </table:table-cell>
          <table:table-cell table:style-name="表4.B2" office:value-type="string">
            <text:p text:style-name="P7">他職：<text:span text:style-name="T2">警備</text:span></text:p>
          </table:table-cell>
          <table:table-cell table:style-name="表4.C2" office:value-type="string">
            <text:list xml:id="list5108587611873021254" text:style-name="L101">
              <text:list-item>
                <text:p text:style-name="P122"/>
              </text:list-item>
            </text:list>
          </table:table-cell>
        </table:table-row>
        <table:table-row>
          <table:table-cell table:style-name="表4.B2" office:value-type="string">
            <text:p text:style-name="P7"/>
          </table:table-cell>
          <table:table-cell table:style-name="表4.B2" office:value-type="string">
            <text:p text:style-name="P7">他職：<text:soft-page-break/><text:span text:style-name="T2">土間屋さん</text:span></text:p>
          </table:table-cell>
          <table:table-cell table:style-name="表4.C2" office:value-type="string">
            <text:list xml:id="list3481743154587081550" text:style-name="L102">
              <text:list-item>
                <text:p text:style-name="P123"/>
              </text:list-item>
            </text:list>
          </table:table-cell>
        </table:table-row>
        <table:table-row>
          <table:table-cell table:style-name="表4.B2" office:value-type="string">
            <text:p text:style-name="P7"/>
          </table:table-cell>
          <table:table-cell table:style-name="表4.B2" office:value-type="string">
            <text:p text:style-name="P7">他職：<text:span text:style-name="T2">大工さん</text:span></text:p>
          </table:table-cell>
          <table:table-cell table:style-name="表4.C2" office:value-type="string">
            <text:list xml:id="list3150960071464785337" text:style-name="L103">
              <text:list-item>
                <text:p text:style-name="P12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7">7</text:p>
          </table:table-cell>
          <table:table-cell table:style-name="表4.B2" office:value-type="string">
            <text:p text:style-name="P7">監督さん</text:p>
          </table:table-cell>
          <table:table-cell table:style-name="表4.C2" office:value-type="string">
            <text:list xml:id="list5964973165603823406" text:style-name="L104">
              <text:list-item>
                <text:p text:style-name="P125"/>
              </text:list-item>
            </text:list>
          </table:table-cell>
        </table:table-row>
        <table:table-row>
          <table:table-cell table:style-name="表4.A2" office:value-type="float" office:value="8">
            <text:p text:style-name="P7">8</text:p>
          </table:table-cell>
          <table:table-cell table:style-name="表4.B2" office:value-type="string">
            <text:p text:style-name="P7">発注者の方</text:p>
          </table:table-cell>
          <table:table-cell table:style-name="表4.C2" office:value-type="string">
            <text:list xml:id="list5403437187307592852" text:style-name="L105">
              <text:list-item>
                <text:p text:style-name="P126"/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東和からの同僚</text:p>
          </table:table-cell>
          <table:table-cell table:style-name="表4.C2" office:value-type="string">
            <text:list xml:id="list1514924276436121540" text:style-name="L106">
              <text:list-item>
                <text:p text:style-name="P12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7">9</text:p>
          </table:table-cell>
          <table:table-cell table:style-name="表4.B2" office:value-type="string">
            <text:p text:style-name="P7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7">10</text:p>
          </table:table-cell>
          <table:table-cell table:style-name="表4.B2" office:value-type="string">
            <text:p text:style-name="P8">段取り</text:p>
          </table:table-cell>
          <table:table-cell table:style-name="表4.C2" office:value-type="string">
            <text:list xml:id="list3207431900118176691" text:style-name="L107">
              <text:list-item>
                <text:p text:style-name="P128"/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行き帰りでの出来事、見聞</text:p>
          </table:table-cell>
          <table:table-cell table:style-name="表4.C2" office:value-type="string">
            <text:list xml:id="list7711261094627301246" text:style-name="L108">
              <text:list-item>
                <text:p text:style-name="P129"/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周囲の事物</text:p>
          </table:table-cell>
          <table:table-cell table:style-name="表4.C2" office:value-type="string">
            <text:list xml:id="list3345060324154967944" text:style-name="L109">
              <text:list-item>
                <text:p text:style-name="P13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7">11</text:p>
          </table:table-cell>
          <table:table-cell table:style-name="表4.B2" office:value-type="string">
            <text:p text:style-name="P8">その他</text:p>
          </table:table-cell>
          <table:table-cell table:style-name="表4.C2" office:value-type="string">
            <text:list xml:id="list1596045309242856623" text:style-name="L110">
              <text:list-item>
                <text:p text:style-name="P13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7">12</text:p>
          </table:table-cell>
          <table:table-cell table:style-name="表4.B2" office:value-type="string">
            <text:p text:style-name="P8">やってもらったこと</text:p>
          </table:table-cell>
          <table:table-cell table:style-name="表4.C2" office:value-type="string">
            <text:list xml:id="list7107397864053672637" text:style-name="L111">
              <text:list-item>
                <text:p text:style-name="P132"/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危険予知、危険感知</text:p>
          </table:table-cell>
          <table:table-cell table:style-name="表4.C2" office:value-type="string">
            <text:list xml:id="list1515803635359503031" text:style-name="L112">
              <text:list-item>
                <text:p text:style-name="P133"/>
              </text:list-item>
            </text:list>
          </table:table-cell>
        </table:table-row>
      </table:table>
      <text:p text:style-name="P13"/>
      <text:p text:style-name="P4">[/ XXXX] </text:p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7">1</text:p>
          </table:table-cell>
          <table:table-cell table:style-name="表13.B1" office:value-type="string">
            <text:p text:style-name="P7">現場</text:p>
          </table:table-cell>
          <table:table-cell table:style-name="表13.C1" office:value-type="string">
            <text:p text:style-name="P10"/>
          </table:table-cell>
        </table:table-row>
        <text:soft-page-break/>
        <table:table-row>
          <table:table-cell table:style-name="表13.A2" office:value-type="float" office:value="2">
            <text:p text:style-name="P7">2</text:p>
          </table:table-cell>
          <table:table-cell table:style-name="表13.B2" office:value-type="string">
            <text:p text:style-name="P7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7">3</text:p>
          </table:table-cell>
          <table:table-cell table:style-name="表13.B2" office:value-type="string">
            <text:p text:style-name="P7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7">3-2</text:p>
            <text:p text:style-name="P7"/>
          </table:table-cell>
          <table:table-cell table:style-name="表13.B2" office:value-type="string">
            <text:p text:style-name="P8">開始／終了時刻</text:p>
          </table:table-cell>
          <table:table-cell table:style-name="表13.C2" office:value-type="string">
            <text:list xml:id="list35803600" text:continue-list="list35793113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7">4</text:p>
          </table:table-cell>
          <table:table-cell table:style-name="表13.B2" office:value-type="string">
            <text:p text:style-name="P7">他職：ポンプ</text:p>
          </table:table-cell>
          <table:table-cell table:style-name="表13.C2" office:value-type="string">
            <text:list xml:id="list8254148314240385382" text:style-name="L80">
              <text:list-item>
                <text:p text:style-name="P10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7">5</text:p>
          </table:table-cell>
          <table:table-cell table:style-name="表13.B2" office:value-type="string">
            <text:p text:style-name="P7">他職：土工さん</text:p>
          </table:table-cell>
          <table:table-cell table:style-name="表13.C2" office:value-type="string">
            <text:list xml:id="list2177675876542346889" text:style-name="L81">
              <text:list-item>
                <text:p text:style-name="P10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7">6</text:p>
          </table:table-cell>
          <table:table-cell table:style-name="表13.B2" office:value-type="string">
            <text:p text:style-name="P7">他職：電気屋さんの相番の人</text:p>
          </table:table-cell>
          <table:table-cell table:style-name="表13.C2" office:value-type="string">
            <text:list xml:id="list3512017539543452008" text:style-name="L82">
              <text:list-item>
                <text:p text:style-name="P105"/>
              </text:list-item>
            </text:list>
          </table:table-cell>
        </table:table-row>
        <table:table-row>
          <table:table-cell table:style-name="表13.B2" office:value-type="string">
            <text:p text:style-name="P7">6--2</text:p>
          </table:table-cell>
          <table:table-cell table:style-name="表13.B2" office:value-type="string">
            <text:p text:style-name="P7">他職：<text:span text:style-name="T2">警備</text:span></text:p>
          </table:table-cell>
          <table:table-cell table:style-name="表13.C2" office:value-type="string">
            <text:list xml:id="list6704624222001528787" text:style-name="L83">
              <text:list-item>
                <text:p text:style-name="P106"/>
              </text:list-item>
            </text:list>
          </table:table-cell>
        </table:table-row>
        <table:table-row>
          <table:table-cell table:style-name="表13.B2" office:value-type="string">
            <text:p text:style-name="P7"/>
          </table:table-cell>
          <table:table-cell table:style-name="表13.B2" office:value-type="string">
            <text:p text:style-name="P7">他職：<text:span text:style-name="T2">土間屋</text:span><text:span text:style-name="T2">さん</text:span></text:p>
          </table:table-cell>
          <table:table-cell table:style-name="表13.C2" office:value-type="string">
            <text:list xml:id="list2945086109565860306" text:style-name="L84">
              <text:list-item>
                <text:p text:style-name="P107"/>
              </text:list-item>
            </text:list>
          </table:table-cell>
        </table:table-row>
        <table:table-row>
          <table:table-cell table:style-name="表13.B2" office:value-type="string">
            <text:p text:style-name="P7"/>
          </table:table-cell>
          <table:table-cell table:style-name="表13.B2" office:value-type="string">
            <text:p text:style-name="P7">他職：<text:span text:style-name="T2">大工さ</text:span><text:span text:style-name="T2">ん</text:span></text:p>
          </table:table-cell>
          <table:table-cell table:style-name="表13.C2" office:value-type="string">
            <text:list xml:id="list3289470198634210450" text:style-name="L85">
              <text:list-item>
                <text:p text:style-name="P10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7">7</text:p>
          </table:table-cell>
          <table:table-cell table:style-name="表13.B2" office:value-type="string">
            <text:p text:style-name="P7">監督さん</text:p>
          </table:table-cell>
          <table:table-cell table:style-name="表13.C2" office:value-type="string">
            <text:list xml:id="list7859861236718924870" text:style-name="L86">
              <text:list-item>
                <text:p text:style-name="P10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7">8</text:p>
          </table:table-cell>
          <table:table-cell table:style-name="表13.B2" office:value-type="string">
            <text:p text:style-name="P7">発注者の方</text:p>
          </table:table-cell>
          <table:table-cell table:style-name="表13.C2" office:value-type="string">
            <text:list xml:id="list8636763610981010076" text:style-name="L87">
              <text:list-item>
                <text:p text:style-name="P110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東和からの同僚</text:p>
          </table:table-cell>
          <table:table-cell table:style-name="表13.C2" office:value-type="string">
            <text:list xml:id="list1268977298586354360" text:style-name="L88">
              <text:list-item>
                <text:p text:style-name="P11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7">9</text:p>
          </table:table-cell>
          <table:table-cell table:style-name="表13.B2" office:value-type="string">
            <text:p text:style-name="P7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7">10</text:p>
          </table:table-cell>
          <table:table-cell table:style-name="表13.B2" office:value-type="string">
            <text:p text:style-name="P8">段取り</text:p>
          </table:table-cell>
          <table:table-cell table:style-name="表13.C2" office:value-type="string">
            <text:list xml:id="list6204923993329622378" text:style-name="L89">
              <text:list-item>
                <text:p text:style-name="P112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行き帰りでの出来事、見聞</text:p>
          </table:table-cell>
          <table:table-cell table:style-name="表13.C2" office:value-type="string">
            <text:list xml:id="list376714782789747996" text:style-name="L90">
              <text:list-item>
                <text:p text:style-name="P113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周囲の事物</text:p>
          </table:table-cell>
          <table:table-cell table:style-name="表13.C2" office:value-type="string">
            <text:list xml:id="list4464240205778943046" text:style-name="L91">
              <text:list-item>
                <text:p text:style-name="P11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7">11</text:p>
          </table:table-cell>
          <table:table-cell table:style-name="表13.B2" office:value-type="string">
            <text:p text:style-name="P8">その他</text:p>
          </table:table-cell>
          <table:table-cell table:style-name="表13.C2" office:value-type="string">
            <text:list xml:id="list627393139558941086" text:style-name="L92">
              <text:list-item>
                <text:p text:style-name="P115"/>
              </text:list-item>
            </text:list>
          </table:table-cell>
        </table:table-row>
        <text:soft-page-break/>
        <table:table-row>
          <table:table-cell table:style-name="表13.A2" office:value-type="float" office:value="12">
            <text:p text:style-name="P7">12</text:p>
          </table:table-cell>
          <table:table-cell table:style-name="表13.B2" office:value-type="string">
            <text:p text:style-name="P8">やってもらったこと</text:p>
          </table:table-cell>
          <table:table-cell table:style-name="表13.C2" office:value-type="string">
            <text:list xml:id="list6139380248501248395" text:style-name="L93">
              <text:list-item>
                <text:p text:style-name="P116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危険予知、危険感知</text:p>
          </table:table-cell>
          <table:table-cell table:style-name="表13.C2" office:value-type="string">
            <text:list xml:id="list7877034362895826837" text:style-name="L94">
              <text:list-item>
                <text:p text:style-name="P117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5">/--------------------------------------------------------------- [TEMPLATE] /</text:p>
      <text:p text:style-name="P14"/>
      <text:p text:style-name="P5">--------------------------------------------------------- [STEPS : start] 20191117_134922</text:p>
      <text:list xml:id="list1675785125653269851" text:style-name="L95">
        <text:list-item>
          <text:p text:style-name="P18">start apps</text:p>
          <text:list>
            <text:list-item>
              <text:p text:style-name="P18">doc (this)</text:p>
            </text:list-item>
            <text:list-item>
              <text:p text:style-name="P18">folder : C:\WORKS_2\WS\WS_Others.miscs\misc_files</text:p>
            </text:list-item>
            <text:list-item>
              <text:p text:style-name="P18">web page</text:p>
              <text:list>
                <text:list-item>
                  <text:p text:style-name="P1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5">/ --------------------------------------------------------- [STEPS : start] 20191117_134922 /</text:p>
      <text:p text:style-name="P14"/>
      <text:p text:style-name="P5">--------------------------------------------------------- [STEPS : closing] 20191106_154827</text:p>
      <text:list xml:id="list5932337756590667863" text:style-name="L96">
        <text:list-item>
          <text:p text:style-name="P16">close</text:p>
          <text:list>
            <text:list-item>
              <text:p text:style-name="P16"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9">###</text:p>
          </table:table-cell>
        </table:table-row>
        <table:table-row>
          <table:table-cell table:style-name="表276.A2" office:value-type="string">
            <text:p text:style-name="P9">start C:\WORKS_2\shortcuts_docs\end_diary_towa.bat</text:p>
          </table:table-cell>
        </table:table-row>
        <table:table-row>
          <table:table-cell table:style-name="表276.A3" office:value-type="string">
            <text:p text:style-name="P9">r om &amp;&amp; git add -A &amp;&amp; git commit -m "(WS_Others.miscs : diary, towa) periodical <text:soft-page-break/>updates" &amp;&amp; e &amp;&amp; p</text:p>
          </table:table-cell>
        </table:table-row>
        <table:table-row>
          <table:table-cell table:style-name="表276.A4" office:value-type="string">
            <text:p text:style-name="P9"/>
          </table:table-cell>
        </table:table-row>
        <table:table-row>
          <table:table-cell table:style-name="表276.A4" office:value-type="string">
            <text:p text:style-name="P9">e &amp;&amp; p</text:p>
          </table:table-cell>
        </table:table-row>
        <table:table-row>
          <table:table-cell table:style-name="表276.A4" office:value-type="string">
            <text:p text:style-name="P9"/>
          </table:table-cell>
        </table:table-row>
      </table:table>
      <text:list xml:id="list35799772" text:continue-numbering="true" text:style-name="L96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12-27T15:57:40.18</dc:date>
    <dc:creator>iwabuchi ken</dc:creator>
    <meta:editing-duration>P2DT7H32M26S</meta:editing-duration>
    <meta:editing-cycles>326</meta:editing-cycles>
    <meta:generator>OpenOffice/4.1.3$Win32 OpenOffice.org_project/413m1$Build-9783</meta:generator>
    <meta:document-statistic meta:table-count="8" meta:image-count="0" meta:object-count="0" meta:page-count="13" meta:paragraph-count="382" meta:word-count="3354" meta:character-count="6043"/>
  </office:meta>
</office:document-meta>
</file>